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Listener.or( Set &lt; ChannelListener &gt;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nelListen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nnelListener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Listener.setChannel( CT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Listener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Listener.getImplemented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nelListener.or( ChannelListen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nelListener.ChannelListener( CT 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nelListener.getImplementedMethods( Set &lt; Method &gt; methods ,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